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333333" draw:marker-start-width="0.35cm" draw:marker-end-width="0.35cm" draw:fill="solid" draw:fill-color="#b3b3b3" draw:fill-hatch-name="Hachure_20_plop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33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333333" draw:marker-start-width="0.35cm" draw:marker-end-width="0.35cm" draw:fill="solid" draw:fill-color="#b3b3b3" draw:fill-hatch-name="Hatching_20_1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333333" draw:fill-color="#666666" draw:textarea-vertical-align="middle" draw:auto-grow-height="false" fo:min-height="0.749cm" fo:min-width="0.499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b3b3b3" draw:fill-hatch-name="Hatching_20_2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b3b3b3" draw:fill-hatch-name="Hachure_20_plop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b3b3b3" draw:fill-hatch-name="Hachure_20_plop" draw:fill-hatch-solid="tru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solid" draw:fill-color="#b3b3b3" draw:fill-hatch-name="Hachure_20_plop" draw:textarea-horizontal-align="left" draw:auto-grow-height="true" draw:auto-grow-width="false" fo:min-height="0.456cm" fo:min-width="1.2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1.2cm"/>
    </style:style>
    <style:style style:name="gr14" style:family="graphic" style:parent-style-name="standard">
      <style:graphic-properties draw:stroke="none" svg:stroke-color="#000000" draw:fill="none" draw:fill-color="#ffffff" fo:min-height="0.75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.2cm"/>
    </style:style>
    <style:style style:name="gr16" style:family="graphic" style:parent-style-name="standard">
      <style:graphic-properties draw:stroke="solid" svg:stroke-color="#000000" draw:fill="solid" draw:fill-color="#ffffff" fo:min-height="0.75cm"/>
    </style:style>
    <style:style style:name="gr17" style:family="graphic" style:parent-style-name="standard">
      <style:graphic-properties svg:stroke-width="0.1cm" svg:stroke-color="#333333" draw:marker-start-width="0.35cm" draw:marker-end-width="0.35cm" draw:fill="hatch" draw:fill-hatch-name="Hachure_20_plop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333333" draw:marker-start-width="0.35cm" draw:marker-end-width="0.35cm" draw:fill="hatch" draw:fill-color="#b3b3b3" draw:fill-hatch-name="Hatching_20_5" draw:fill-hatch-solid="tru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fill="solid" draw:fill-color="#cccccc" draw:fill-hatch-name="Hatching_20_2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35cm" draw:marker-end-width="0.35cm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35cm" draw:marker-end-width="0.35cm" draw:fill="solid" draw:fill-color="#cccccc" draw:fill-hatch-name="Hachure_20_plop" draw:fill-hatch-solid="false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0000" draw:marker-start-width="0.35cm" draw:marker-end-width="0.35cm" draw:fill-color="#b3b3b3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35cm" draw:marker-end-width="0.35cm" draw:fill="solid" draw:fill-color="#cccccc" draw:fill-hatch-name="Hachure_20_plop" draw:fill-hatch-solid="true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35cm" draw:marker-end-width="0.35cm" draw:fill="hatch" draw:fill-color="#b3b3b3" draw:fill-hatch-name="Hachure_20_plop" draw:fill-hatch-solid="true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62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864cm"/>
    </style:style>
    <style:style style:name="gr27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P7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4cm" svg:height="4cm" svg:x="9.6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3.6cm" svg:y="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4cm" svg:x="21.6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5.7cm" svg:y="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cm" svg:height="3.2cm" svg:x="4cm" svg:y="8.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4" draw:text-style-name="P1" draw:layer="layout" svg:width="2.9cm" svg:height="3.2cm" svg:x="10.1cm" svg:y="8.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4" draw:text-style-name="P1" draw:layer="layout" svg:width="2.9cm" svg:height="3.2cm" svg:x="16.2cm" svg:y="8.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4" draw:text-style-name="P1" draw:layer="layout" svg:width="2.9cm" svg:height="3.2cm" svg:x="22.2cm" svg:y="8.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5" draw:text-style-name="P1" draw:layer="layout" svg:width="2.1cm" svg:height="2cm" svg:x="2.7cm" svg:y="12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cm" svg:height="3.2cm" svg:x="4cm" svg:y="8.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" draw:text-style-name="P1" draw:layer="layout" svg:width="2.1cm" svg:height="2cm" svg:x="5.6cm" svg:y="1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2cm" svg:x="9.1cm" svg:y="12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1cm" svg:height="2cm" svg:x="11.8cm" svg:y="1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2cm" svg:x="15.3cm" svg:y="1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2cm" svg:x="18.1cm" svg:y="1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cm" svg:height="2cm" svg:x="21.6cm" svg:y="1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1cm" svg:height="2cm" svg:x="24.4cm" svg:y="12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cm" svg:height="1cm" svg:x="9.5cm" svg:y="12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cm" svg:height="1cm" svg:x="15.7cm" svg:y="12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4cm" svg:height="0.7cm" svg:x="24.4cm" svg:y="12.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847cm" svg:height="1.195cm" svg:x="4.153cm" svg:y="5.305cm">
          <draw:text-box>
            <text:p text:style-name="P2">ABCD</text:p>
          </draw:text-box>
        </draw:frame>
        <draw:frame draw:style-name="gr10" draw:text-style-name="P2" draw:layer="layout" svg:width="2.847cm" svg:height="1.195cm" svg:x="10.1cm" svg:y="5.105cm">
          <draw:text-box>
            <text:p text:style-name="P2">ABCD</text:p>
          </draw:text-box>
        </draw:frame>
        <draw:frame draw:style-name="gr10" draw:text-style-name="P2" draw:layer="layout" svg:width="2.847cm" svg:height="1.195cm" svg:x="16.253cm" svg:y="5.105cm">
          <draw:text-box>
            <text:p text:style-name="P2">ABCD</text:p>
          </draw:text-box>
        </draw:frame>
        <draw:frame draw:style-name="gr10" draw:text-style-name="P2" draw:layer="layout" svg:width="2.847cm" svg:height="1.195cm" svg:x="22.253cm" svg:y="5.2cm">
          <draw:text-box>
            <text:p text:style-name="P2">ABCD</text:p>
          </draw:text-box>
        </draw:frame>
        <draw:custom-shape draw:style-name="gr11" draw:text-style-name="P1" draw:layer="layout" svg:width="4.2cm" svg:height="0.6cm" svg:x="3.5cm" svg:y="8.8cm"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0.6cm" svg:x="9.7cm" svg:y="8.8cm"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0.6cm" svg:x="15.7cm" svg:y="8.8cm"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0.6cm" svg:x="21.7cm" svg:y="8.8cm"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1cm" svg:x="3.1cm" svg:y="12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882cm" svg:height="0.806cm" svg:x="3.018cm" svg:y="12.2cm">
          <draw:text-box>
            <text:p text:style-name="P3">ABCD</text:p>
          </draw:text-box>
        </draw:frame>
        <draw:frame draw:style-name="gr10" draw:text-style-name="P3" draw:layer="layout" svg:width="1.162cm" svg:height="0.806cm" svg:x="2.738cm" svg:y="13.2cm">
          <draw:text-box>
            <text:p text:style-name="P3">XY</text:p>
          </draw:text-box>
        </draw:frame>
        <draw:frame draw:style-name="gr10" draw:text-style-name="P4" draw:layer="layout" svg:width="2.356cm" svg:height="0.763cm" svg:x="5.5cm" svg:y="12.837cm">
          <draw:text-box>
            <text:p text:style-name="P4">ABCDEF</text:p>
          </draw:text-box>
        </draw:frame>
        <draw:frame draw:style-name="gr10" draw:text-style-name="P3" draw:layer="layout" svg:width="1.882cm" svg:height="0.806cm" svg:x="9.4cm" svg:y="12.2cm">
          <draw:text-box>
            <text:p text:style-name="P3">ABCD</text:p>
          </draw:text-box>
        </draw:frame>
        <draw:frame draw:style-name="gr10" draw:text-style-name="P4" draw:layer="layout" svg:width="2.356cm" svg:height="0.763cm" svg:x="11.744cm" svg:y="12.7cm">
          <draw:text-box>
            <text:p text:style-name="P4">ABCDEF</text:p>
          </draw:text-box>
        </draw:frame>
        <draw:frame draw:style-name="gr10" draw:text-style-name="P3" draw:layer="layout" svg:width="1.882cm" svg:height="0.806cm" svg:x="15.6cm" svg:y="12.2cm">
          <draw:text-box>
            <text:p text:style-name="P3">ABCD</text:p>
          </draw:text-box>
        </draw:frame>
        <draw:frame draw:style-name="gr12" draw:text-style-name="P4" draw:layer="layout" svg:width="1.9cm" svg:height="0.863cm" svg:x="21.7cm" svg:y="12.437cm">
          <draw:text-box>
            <text:p text:style-name="P4"><text:span text:style-name="T1">ABCD</text:span></text:p>
          </draw:text-box>
        </draw:frame>
        <draw:frame draw:style-name="gr10" draw:text-style-name="P3" draw:layer="layout" svg:width="1.162cm" svg:height="0.806cm" svg:x="9.1cm" svg:y="13.2cm">
          <draw:text-box>
            <text:p text:style-name="P3">XY</text:p>
          </draw:text-box>
        </draw:frame>
        <draw:frame draw:style-name="gr10" draw:text-style-name="P3" draw:layer="layout" svg:width="1.162cm" svg:height="0.806cm" svg:x="15.3cm" svg:y="13.194cm">
          <draw:text-box>
            <text:p text:style-name="P3">XY</text:p>
          </draw:text-box>
        </draw:frame>
        <draw:frame draw:style-name="gr10" draw:text-style-name="P3" draw:layer="layout" svg:width="1.162cm" svg:height="0.806cm" svg:x="21.6cm" svg:y="13.294cm">
          <draw:text-box>
            <text:p text:style-name="P3">XY</text:p>
          </draw:text-box>
        </draw:frame>
        <draw:custom-shape draw:style-name="gr7" draw:text-style-name="P1" draw:layer="layout" svg:width="0.8cm" svg:height="0.8cm" svg:x="19.4cm" svg:y="12.8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1.6cm" svg:height="0.9cm" svg:x="18cm" svg:y="12.8cm">
          <draw:text-box>
            <text:p text:style-name="P3">ABD</text:p>
          </draw:text-box>
        </draw:frame>
        <draw:frame draw:style-name="gr14" draw:text-style-name="P3" draw:layer="layout" svg:width="1.2cm" svg:height="1.006cm" svg:x="19.3cm" svg:y="12.8cm">
          <draw:text-box>
            <text:p text:style-name="P3">EF</text:p>
          </draw:text-box>
        </draw:frame>
        <draw:frame draw:style-name="gr15" draw:text-style-name="P3" draw:layer="layout" svg:width="1.6cm" svg:height="0.806cm" svg:x="24.3cm" svg:y="12.6cm">
          <draw:text-box>
            <text:p text:style-name="P3">ABD</text:p>
          </draw:text-box>
        </draw:frame>
        <draw:frame draw:style-name="gr14" draw:text-style-name="P3" draw:layer="layout" svg:width="1.2cm" svg:height="1.006cm" svg:x="25.6cm" svg:y="12.594cm">
          <draw:text-box>
            <text:p text:style-name="P3">EF</text:p>
          </draw:text-box>
        </draw:frame>
        <draw:frame draw:style-name="gr10" draw:text-style-name="P5" draw:layer="layout" svg:width="4.524cm" svg:height="1.673cm" svg:x="3.5cm" svg:y="1.827cm">
          <draw:text-box>
            <text:p text:style-name="P5"><text:span text:style-name="T2">Licence avec</text:span></text:p>
            <text:p text:style-name="P5"><text:span text:style-name="T2">étendue </text:span><text:span text:style-name="T3">forte</text:span></text:p>
          </draw:text-box>
        </draw:frame>
        <draw:frame draw:style-name="gr10" draw:text-style-name="P5" draw:layer="layout" svg:width="5.794cm" svg:height="1.673cm" svg:x="8.8cm" svg:y="1.8cm">
          <draw:text-box>
            <text:p text:style-name="P1"><text:span text:style-name="T2">Licence avec</text:span></text:p>
            <text:p text:style-name="P1"><text:span text:style-name="T2">étendue </text:span><text:span text:style-name="T3">standard</text:span></text:p>
          </draw:text-box>
        </draw:frame>
        <draw:frame draw:style-name="gr10" draw:text-style-name="P5" draw:layer="layout" svg:width="4.773cm" svg:height="1.673cm" svg:x="15cm" svg:y="1.8cm">
          <draw:text-box>
            <text:p text:style-name="P1"><text:span text:style-name="T2">Licence avec</text:span></text:p>
            <text:p text:style-name="P1"><text:span text:style-name="T2">étendue </text:span><text:span text:style-name="T3">faible</text:span></text:p>
          </draw:text-box>
        </draw:frame>
        <draw:frame draw:style-name="gr10" draw:text-style-name="P5" draw:layer="layout" svg:width="6.001cm" svg:height="1.673cm" svg:x="20.7cm" svg:y="1.9cm">
          <draw:text-box>
            <text:p text:style-name="P1"><text:span text:style-name="T2">Licence avec</text:span></text:p>
            <text:p text:style-name="P1"><text:span text:style-name="T2">étendue </text:span><text:span text:style-name="T3">restreinte</text:span></text:p>
          </draw:text-box>
        </draw:frame>
        <draw:frame draw:style-name="gr16" draw:layer="layout" svg:width="20.3cm" svg:height="1cm" svg:x="4.7cm" svg:y="14.9cm">
          <draw:text-box>
            <text:p>En blanc lorsque les obligations de la licence initiale ne s'étendent pas</text:p>
          </draw:text-box>
        </draw:frame>
      </draw:page>
      <draw:page draw:name="page2" draw:style-name="dp1" draw:master-page-name="Standard">
        <draw:custom-shape draw:style-name="gr17" draw:text-style-name="P1" draw:layer="layout" svg:width="4cm" svg:height="4cm" svg:x="10.3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2.676cm" svg:y="4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cm" svg:height="4cm" svg:x="20.2cm" svg:y="4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cm" svg:height="3.2cm" svg:x="10.8cm" svg:y="8.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4" draw:text-style-name="P1" draw:layer="layout" svg:width="4.1cm" svg:height="3.1cm" svg:x="20.1cm" svg:y="8.6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19" draw:text-style-name="P1" draw:layer="layout" svg:width="2.1cm" svg:height="2cm" svg:x="1.776cm" svg:y="12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9cm" svg:height="3.2cm" svg:x="3cm" svg:y="8.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20" draw:text-style-name="P1" draw:layer="layout" svg:width="2.1cm" svg:height="2cm" svg:x="4.676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2cm" svg:x="9.8cm" svg:y="12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1cm" svg:height="2cm" svg:x="12.5cm" svg:y="1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1cm" svg:height="2cm" svg:x="19.618cm" svg:y="1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1cm" svg:height="2cm" svg:x="16.8cm" svg:y="12.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7cm" svg:height="1cm" svg:x="10.2cm" svg:y="12.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cm" svg:height="1cm" svg:x="20.018cm" svg:y="12.1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847cm" svg:height="1.195cm" svg:x="3.229cm" svg:y="5.405cm">
          <draw:text-box>
            <text:p text:style-name="P2">ABCD</text:p>
          </draw:text-box>
        </draw:frame>
        <draw:frame draw:style-name="gr10" draw:text-style-name="P2" draw:layer="layout" svg:width="2.847cm" svg:height="1.195cm" svg:x="10.8cm" svg:y="5.205cm">
          <draw:text-box>
            <text:p text:style-name="P2">ABCD</text:p>
          </draw:text-box>
        </draw:frame>
        <draw:frame draw:style-name="gr10" draw:text-style-name="P2" draw:layer="layout" svg:width="2.847cm" svg:height="1.195cm" svg:x="20.753cm" svg:y="5.305cm">
          <draw:text-box>
            <text:p text:style-name="P2">ABCD</text:p>
          </draw:text-box>
        </draw:frame>
        <draw:custom-shape draw:style-name="gr11" draw:text-style-name="P1" draw:layer="layout" svg:width="4.2cm" svg:height="0.6cm" svg:x="2.576cm" svg:y="8.9cm"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0.6cm" svg:x="10.4cm" svg:y="8.9cm"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2cm" svg:height="0.6cm" svg:x="20.2cm" svg:y="9cm">
          <text:p text:style-name="P1">DISTRIBUTION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7cm" svg:height="1cm" svg:x="2.176cm" svg:y="12.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522cm" svg:height="0.806cm" svg:x="2.094cm" svg:y="12.3cm">
          <draw:text-box>
            <text:p text:style-name="P3">ABC</text:p>
          </draw:text-box>
        </draw:frame>
        <draw:frame draw:style-name="gr10" draw:text-style-name="P3" draw:layer="layout" svg:width="1.162cm" svg:height="0.806cm" svg:x="1.814cm" svg:y="13.3cm">
          <draw:text-box>
            <text:p text:style-name="P3">XY</text:p>
          </draw:text-box>
        </draw:frame>
        <draw:frame draw:style-name="gr10" draw:text-style-name="P4" draw:layer="layout" svg:width="1.772cm" svg:height="0.763cm" svg:x="4.9cm" svg:y="12.837cm">
          <draw:text-box>
            <text:p text:style-name="P4">ABCD</text:p>
          </draw:text-box>
        </draw:frame>
        <draw:frame draw:style-name="gr10" draw:text-style-name="P3" draw:layer="layout" svg:width="1.522cm" svg:height="0.806cm" svg:x="10.278cm" svg:y="12.394cm">
          <draw:text-box>
            <text:p text:style-name="P3">ABC</text:p>
          </draw:text-box>
        </draw:frame>
        <draw:frame draw:style-name="gr10" draw:text-style-name="P4" draw:layer="layout" svg:width="1.772cm" svg:height="0.763cm" svg:x="12.728cm" svg:y="12.737cm">
          <draw:text-box>
            <text:p text:style-name="P4">ABCD</text:p>
          </draw:text-box>
        </draw:frame>
        <draw:frame draw:style-name="gr10" draw:text-style-name="P3" draw:layer="layout" svg:width="1.522cm" svg:height="0.806cm" svg:x="19.954cm" svg:y="12.2cm">
          <draw:text-box>
            <text:p text:style-name="P3">ABC</text:p>
          </draw:text-box>
        </draw:frame>
        <draw:frame draw:style-name="gr10" draw:text-style-name="P3" draw:layer="layout" svg:width="1.162cm" svg:height="0.806cm" svg:x="9.8cm" svg:y="13.3cm">
          <draw:text-box>
            <text:p text:style-name="P3">XY</text:p>
          </draw:text-box>
        </draw:frame>
        <draw:frame draw:style-name="gr10" draw:text-style-name="P3" draw:layer="layout" svg:width="1.162cm" svg:height="0.806cm" svg:x="19.618cm" svg:y="13.194cm">
          <draw:text-box>
            <text:p text:style-name="P3">XY</text:p>
          </draw:text-box>
        </draw:frame>
        <draw:frame draw:style-name="gr10" draw:text-style-name="P5" draw:layer="layout" svg:width="4.172cm" svg:height="1.673cm" svg:x="2.576cm" svg:y="1.927cm">
          <draw:text-box>
            <text:p text:style-name="P5"><text:span text:style-name="T2">Licence 1 – </text:span></text:p>
            <text:p text:style-name="P5"><text:span text:style-name="T3">copyleft</text:span><text:span text:style-name="T2"> fort</text:span></text:p>
          </draw:text-box>
        </draw:frame>
        <draw:frame draw:style-name="gr10" draw:text-style-name="P7" draw:layer="layout" svg:width="4.977cm" svg:height="2.384cm" svg:x="9.9cm" svg:y="1.5cm">
          <draw:text-box>
            <text:p text:style-name="P6"><text:span text:style-name="T4">Licence 1 avec</text:span></text:p>
            <text:p text:style-name="P6"><text:span text:style-name="T4">Exception ou</text:span></text:p>
            <text:p text:style-name="P6"><text:span text:style-name="T4">interprétation</text:span></text:p>
          </draw:text-box>
        </draw:frame>
        <draw:frame draw:style-name="gr25" draw:text-style-name="P5" draw:layer="layout" svg:width="6.1cm" svg:height="2.384cm" svg:x="19.2cm" svg:y="1.516cm">
          <draw:text-box>
            <text:p text:style-name="P1"><text:span text:style-name="T2">Licence multiple</text:span></text:p>
            <text:p text:style-name="P1"><text:span text:style-name="T2">(1 et 2 – licence 2 </text:span><text:span text:style-name="T3">copyleft</text:span><text:span text:style-name="T2"> standard)</text:span></text:p>
          </draw:text-box>
        </draw:frame>
        <draw:custom-shape draw:style-name="gr24" draw:text-style-name="P1" draw:layer="layout" svg:width="1.7cm" svg:height="1cm" svg:x="17.2cm" svg:y="12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522cm" svg:height="0.806cm" svg:x="17.278cm" svg:y="12.1cm">
          <draw:text-box>
            <text:p text:style-name="P8"><text:span text:style-name="T5">ABC</text:span></text:p>
          </draw:text-box>
        </draw:frame>
        <draw:frame draw:style-name="gr10" draw:text-style-name="P3" draw:layer="layout" svg:width="1.162cm" svg:height="0.806cm" svg:x="16.8cm" svg:y="13.3cm">
          <draw:text-box>
            <text:p text:style-name="P3">XY</text:p>
          </draw:text-box>
        </draw:frame>
        <draw:custom-shape draw:style-name="gr7" draw:text-style-name="P1" draw:layer="layout" svg:width="2.1cm" svg:height="2cm" svg:x="22.5cm" svg:y="12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7cm" svg:height="1cm" svg:x="22.9cm" svg:y="12.1cm">
          <text:p/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1.522cm" svg:height="1cm" svg:x="22.836cm" svg:y="12.2cm">
          <draw:text-box>
            <text:p text:style-name="P3">ABC</text:p>
          </draw:text-box>
        </draw:frame>
        <draw:frame draw:style-name="gr10" draw:text-style-name="P3" draw:layer="layout" svg:width="1.162cm" svg:height="0.806cm" svg:x="22.5cm" svg:y="13.194cm">
          <draw:text-box>
            <text:p text:style-name="P3">XY</text:p>
          </draw:text-box>
        </draw:frame>
        <draw:custom-shape draw:style-name="gr22" draw:text-style-name="P1" draw:layer="layout" svg:width="2.1cm" svg:height="2cm" svg:x="25.3cm" svg:y="12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7cm" svg:height="1cm" svg:x="25.7cm" svg:y="12.1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522cm" svg:height="0.806cm" svg:x="25.636cm" svg:y="12.2cm">
          <draw:text-box>
            <text:p text:style-name="P3">ABC</text:p>
          </draw:text-box>
        </draw:frame>
        <draw:frame draw:style-name="gr10" draw:text-style-name="P3" draw:layer="layout" svg:width="1.162cm" svg:height="0.806cm" svg:x="25.3cm" svg:y="13.194cm">
          <draw:text-box>
            <text:p text:style-name="P3">XY</text:p>
          </draw:text-box>
        </draw:frame>
        <draw:frame draw:style-name="gr27" draw:layer="layout" svg:width="14.76cm" svg:height="0.962cm" svg:x="7.34cm" svg:y="15.138cm">
          <draw:text-box>
            <text:p>En blanc lorsque la licence est au choix du licencié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ue_20_Crossed_20_0_20_Degrees" draw:display-name="Blue Crossed 0 Degrees" draw:style="double" draw:color="#000080" draw:distance="0.076cm" draw:rotation="900"/>
    <draw:hatch draw:name="Hachure_20_plop" draw:display-name="Hachure plop" draw:style="single" draw:color="#808080" draw:distance="0.3cm" draw:rotation="0"/>
    <draw:hatch draw:name="Hatching_20_1" draw:display-name="Hatching 1" draw:style="single" draw:color="#666666" draw:distance="0.3cm" draw:rotation="0"/>
    <draw:hatch draw:name="Hatching_20_2" draw:display-name="Hatching 2" draw:style="single" draw:color="#808080" draw:distance="0.3cm" draw:rotation="0"/>
    <draw:hatch draw:name="Hatching_20_3" draw:display-name="Hatching 3" draw:style="single" draw:color="#000000" draw:distance="0.3cm" draw:rotation="0"/>
    <draw:hatch draw:name="Hatching_20_4" draw:display-name="Hatching 4" draw:style="single" draw:color="#000000" draw:distance="0.2cm" draw:rotation="450"/>
    <draw:hatch draw:name="Hatching_20_5" draw:display-name="Hatching 5" draw:style="double" draw:color="#4c4c4c" draw:distance="0.2cm" draw:rotation="450"/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Masutti</meta:initial-creator>
    <meta:creation-date>2011-11-09T18:28:44</meta:creation-date>
    <dc:date>2011-11-09T20:50:44</dc:date>
    <dc:creator>Christophe Masutti</dc:creator>
    <meta:editing-duration>PT1H51M17S</meta:editing-duration>
    <meta:editing-cycles>6</meta:editing-cycles>
    <meta:generator>LibreOffice/3.4$Linux LibreOffice_project/340m1$Build-302</meta:generator>
    <meta:document-statistic meta:object-count="93"/>
  </office:meta>
</office:document-meta>
</file>